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select correct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90">
            <text:p>190</text:p>
          </table:table-cell>
          <table:table-cell office:value-type="string"/>
          <table:table-cell office:value-type="string">
            <text:p>lugana oasi mantellina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.0">
            <text:p>2022.0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string">
            <text:p>wine_01h0r2ppd5v4crsdwkrrep85qc</text:p>
          </table:table-cell>
          <table:table-cell office:value-type="string">
            <text:p>WHITE</text:p>
          </table:table-cell>
          <table:table-cell office:value-type="string">
            <text:p>Oasi Mantellina Lugana</text:p>
          </table:table-cell>
          <table:table-cell office:value-type="string">
            <text:p>Allegrini</text:p>
          </table:table-cell>
          <table:table-cell office:value-type="float" office:value="50.548325">
            <text:p>50.54832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07">
            <text:p>207</text:p>
          </table:table-cell>
          <table:table-cell office:value-type="string"/>
          <table:table-cell office:value-type="string">
            <text:p>vermentino di sardegna "cala silente"</text:p>
          </table:table-cell>
          <table:table-cell office:value-type="string">
            <text:p>Santa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.0">
            <text:p>2019.0</text:p>
          </table:table-cell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gzr4ktjm6m40fkh1xb3pg7nz</text:p>
          </table:table-cell>
          <table:table-cell office:value-type="string">
            <text:p>WHITE</text:p>
          </table:table-cell>
          <table:table-cell office:value-type="string">
            <text:p>Cala Silente Vermentino di Sardegna</text:p>
          </table:table-cell>
          <table:table-cell office:value-type="string">
            <text:p>Santadi</text:p>
          </table:table-cell>
          <table:table-cell office:value-type="float" office:value="48.14486">
            <text:p>48.1448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30">
            <text:p>830</text:p>
          </table:table-cell>
          <table:table-cell office:value-type="string"/>
          <table:table-cell office:value-type="string">
            <text:p>recioto della valpolicella</text:p>
          </table:table-cell>
          <table:table-cell office:value-type="string">
            <text:p>Secondo Marco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.0">
            <text:p>2016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h0qzm1fsqrcjv66fmqz4ns4a</text:p>
          </table:table-cell>
          <table:table-cell office:value-type="string">
            <text:p>DESSERT</text:p>
          </table:table-cell>
          <table:table-cell office:value-type="string">
            <text:p>Recioto della Valpolicella</text:p>
          </table:table-cell>
          <table:table-cell office:value-type="string">
            <text:p>Secondo Marco</text:p>
          </table:table-cell>
          <table:table-cell office:value-type="float" office:value="51.374527">
            <text:p>51.374527</text:p>
          </table:table-cell>
        </table:table-row>
        <table:table-row>
          <table:table-cell office:value-type="string"/>
          <table:table-cell office:value-type="float" office:value="2">
            <text:p>2</text:p>
          </table:table-cell>
          <table:table-cell office:value-type="string">
            <text:p>SPARKLING</text:p>
          </table:table-cell>
          <table:table-cell office:value-type="string">
            <text:p>champagne rosé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.0">
            <text:p>0.0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/>
          <table:table-cell office:value-type="string"/>
          <table:table-cell office:value-type="string">
            <text:p>wine_01h0f3cmbmtvmkd6m243g38m9r</text:p>
          </table:table-cell>
          <table:table-cell office:value-type="string">
            <text:p>SPARKLING</text:p>
          </table:table-cell>
          <table:table-cell office:value-type="string">
            <text:p>Brut Rosé Champagne</text:p>
          </table:table-cell>
          <table:table-cell office:value-type="string">
            <text:p>Ruinart</text:p>
          </table:table-cell>
          <table:table-cell office:value-type="float" office:value="35.16839">
            <text:p>35.16839</text:p>
          </table:table-cell>
        </table:table-row>
        <table:table-row>
          <table:table-cell office:value-type="string"/>
          <table:table-cell office:value-type="float" office:value="3">
            <text:p>3</text:p>
          </table:table-cell>
          <table:table-cell office:value-type="string"/>
          <table:table-cell office:value-type="string">
            <text:p>champagne blanc de blanc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.0">
            <text:p>0.0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/>
          <table:table-cell office:value-type="string"/>
          <table:table-cell office:value-type="string">
            <text:p>wine_01gzr4ksd2c8ryrf1nbh9jb83z</text:p>
          </table:table-cell>
          <table:table-cell office:value-type="string">
            <text:p>SPARKLING</text:p>
          </table:table-cell>
          <table:table-cell office:value-type="string">
            <text:p>Blanc de Blancs Brut Champagne</text:p>
          </table:table-cell>
          <table:table-cell office:value-type="string">
            <text:p>Ruinart</text:p>
          </table:table-cell>
          <table:table-cell office:value-type="float" office:value="42.044037">
            <text:p>42.044037</text:p>
          </table:table-cell>
        </table:table-row>
        <table:table-row>
          <table:table-cell office:value-type="string"/>
          <table:table-cell office:value-type="float" office:value="188">
            <text:p>188</text:p>
          </table:table-cell>
          <table:table-cell office:value-type="string"/>
          <table:table-cell office:value-type="string">
            <text:p>sauvignon vulcaia fumé</text:p>
          </table:table-cell>
          <table:table-cell office:value-type="string">
            <text:p>Az. Agr. In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.0">
            <text:p>2020.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string">
            <text:p>wine_01gzr4ksj2vhr6mzr4an8szhym</text:p>
          </table:table-cell>
          <table:table-cell office:value-type="string">
            <text:p>WHITE</text:p>
          </table:table-cell>
          <table:table-cell office:value-type="string">
            <text:p>Vulcaia Fume Sauvignon del Veneto</text:p>
          </table:table-cell>
          <table:table-cell office:value-type="string">
            <text:p>Inama Azienda Agricola</text:p>
          </table:table-cell>
          <table:table-cell office:value-type="float" office:value="32.88581">
            <text:p>32.88581</text:p>
          </table:table-cell>
        </table:table-row>
        <table:table-row>
          <table:table-cell office:value-type="string"/>
          <table:table-cell office:value-type="float" office:value="188">
            <text:p>188</text:p>
          </table:table-cell>
          <table:table-cell office:value-type="string"/>
          <table:table-cell office:value-type="string">
            <text:p>sauvignon vulcaia fumé</text:p>
          </table:table-cell>
          <table:table-cell office:value-type="string">
            <text:p>Az. Agr. In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.0">
            <text:p>2021.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string">
            <text:p>wine_01gzr4ksj2vhr6mzr4an8szhym</text:p>
          </table:table-cell>
          <table:table-cell office:value-type="string">
            <text:p>WHITE</text:p>
          </table:table-cell>
          <table:table-cell office:value-type="string">
            <text:p>Vulcaia Fume Sauvignon del Veneto</text:p>
          </table:table-cell>
          <table:table-cell office:value-type="string">
            <text:p>Inama Azienda Agricola</text:p>
          </table:table-cell>
          <table:table-cell office:value-type="float" office:value="32.88581">
            <text:p>32.88581</text:p>
          </table:table-cell>
        </table:table-row>
        <table:table-row>
          <table:table-cell office:value-type="string"/>
          <table:table-cell office:value-type="float" office:value="189">
            <text:p>189</text:p>
          </table:table-cell>
          <table:table-cell office:value-type="string"/>
          <table:table-cell office:value-type="string">
            <text:p>sauvignon vulcaia fumé</text:p>
          </table:table-cell>
          <table:table-cell office:value-type="string">
            <text:p>Az. Agr. Inam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.0">
            <text:p>2020.0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string">
            <text:p>wine_01gzr4ksj2vhr6mzr4an8szhym</text:p>
          </table:table-cell>
          <table:table-cell office:value-type="string">
            <text:p>WHITE</text:p>
          </table:table-cell>
          <table:table-cell office:value-type="string">
            <text:p>Vulcaia Fume Sauvignon del Veneto</text:p>
          </table:table-cell>
          <table:table-cell office:value-type="string">
            <text:p>Inama Azienda Agricola</text:p>
          </table:table-cell>
          <table:table-cell office:value-type="float" office:value="32.88581">
            <text:p>32.88581</text:p>
          </table:table-cell>
        </table:table-row>
        <table:table-row>
          <table:table-cell office:value-type="string"/>
          <table:table-cell office:value-type="float" office:value="191">
            <text:p>191</text:p>
          </table:table-cell>
          <table:table-cell office:value-type="string"/>
          <table:table-cell office:value-type="string">
            <text:p>incrocio manzoni</text:p>
          </table:table-cell>
          <table:table-cell office:value-type="string">
            <text:p>Loredan Gaspa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.0">
            <text:p>2023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32xvsftnykq08qghcp</text:p>
          </table:table-cell>
          <table:table-cell office:value-type="string">
            <text:p>WHITE</text:p>
          </table:table-cell>
          <table:table-cell office:value-type="string">
            <text:p>Manzoni Bianco</text:p>
          </table:table-cell>
          <table:table-cell office:value-type="string">
            <text:p>Loredan Gasparini</text:p>
          </table:table-cell>
          <table:table-cell office:value-type="float" office:value="48.66369">
            <text:p>48.66369</text:p>
          </table:table-cell>
        </table:table-row>
        <table:table-row>
          <table:table-cell office:value-type="string"/>
          <table:table-cell office:value-type="float" office:value="193">
            <text:p>193</text:p>
          </table:table-cell>
          <table:table-cell office:value-type="string"/>
          <table:table-cell office:value-type="string">
            <text:p>bucce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.0">
            <text:p>2019.0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gzr4ksrdzpgyrysf1yma27hj</text:p>
          </table:table-cell>
          <table:table-cell office:value-type="string">
            <text:p>WHITE</text:p>
          </table:table-cell>
          <table:table-cell office:value-type="string">
            <text:p>Bucce Bianco</text:p>
          </table:table-cell>
          <table:table-cell office:value-type="string">
            <text:p>Marco Mosconi</text:p>
          </table:table-cell>
          <table:table-cell office:value-type="float" office:value="45.903522">
            <text:p>45.903522</text:p>
          </table:table-cell>
        </table:table-row>
        <table:table-row>
          <table:table-cell office:value-type="string"/>
          <table:table-cell office:value-type="float" office:value="203">
            <text:p>203</text:p>
          </table:table-cell>
          <table:table-cell office:value-type="string"/>
          <table:table-cell office:value-type="string">
            <text:p>fiano salento igp</text:p>
          </table:table-cell>
          <table:table-cell office:value-type="string">
            <text:p>Vespa Vignai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.0">
            <text:p>2019.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h0f3cmb5j2qpstypqd1ckxfc</text:p>
          </table:table-cell>
          <table:table-cell office:value-type="string">
            <text:p>WHITE</text:p>
          </table:table-cell>
          <table:table-cell office:value-type="string">
            <text:p>Vespino Fiano Salento</text:p>
          </table:table-cell>
          <table:table-cell office:value-type="string">
            <text:p>Vespa</text:p>
          </table:table-cell>
          <table:table-cell office:value-type="float" office:value="39.203403">
            <text:p>39.203403</text:p>
          </table:table-cell>
        </table:table-row>
        <table:table-row>
          <table:table-cell office:value-type="string"/>
          <table:table-cell office:value-type="float" office:value="208">
            <text:p>208</text:p>
          </table:table-cell>
          <table:table-cell office:value-type="string"/>
          <table:table-cell office:value-type="string">
            <text:p>vernaccia extra</text:p>
          </table:table-cell>
          <table:table-cell office:value-type="string">
            <text:p>Produttori riuni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68.0">
            <text:p>1968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h4pmmfhwmzmhsthdbx4mezgd</text:p>
          </table:table-cell>
          <table:table-cell office:value-type="string">
            <text:p>SPARKLING</text:p>
          </table:table-cell>
          <table:table-cell office:value-type="string">
            <text:p>Prosecco Extra Dry</text:p>
          </table:table-cell>
          <table:table-cell office:value-type="string">
            <text:p>Riunite</text:p>
          </table:table-cell>
          <table:table-cell office:value-type="float" office:value="24.346607">
            <text:p>24.346607</text:p>
          </table:table-cell>
        </table:table-row>
        <table:table-row>
          <table:table-cell office:value-type="string"/>
          <table:table-cell office:value-type="float" office:value="211">
            <text:p>211</text:p>
          </table:table-cell>
          <table:table-cell office:value-type="string"/>
          <table:table-cell office:value-type="string">
            <text:p>rossj bass langhe dop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.0">
            <text:p>2021.0</text:p>
          </table:table-cell>
          <table:table-cell office:value-type="float" office:value="10400">
            <text:p>104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string">
            <text:p>wine_01gzr4kspp0wnh0289kv106za8</text:p>
          </table:table-cell>
          <table:table-cell office:value-type="string">
            <text:p>WHITE</text:p>
          </table:table-cell>
          <table:table-cell office:value-type="string">
            <text:p>Rossj-Bass Langhe</text:p>
          </table:table-cell>
          <table:table-cell office:value-type="string">
            <text:p>Gaja</text:p>
          </table:table-cell>
          <table:table-cell office:value-type="float" office:value="40.500477">
            <text:p>40.500477</text:p>
          </table:table-cell>
        </table:table-row>
        <table:table-row>
          <table:table-cell office:value-type="string"/>
          <table:table-cell office:value-type="float" office:value="212">
            <text:p>212</text:p>
          </table:table-cell>
          <table:table-cell office:value-type="string"/>
          <table:table-cell office:value-type="string">
            <text:p>rossj bass langhe dop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.0">
            <text:p>2022.0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string">
            <text:p>wine_01gzr4kspp0wnh0289kv106za8</text:p>
          </table:table-cell>
          <table:table-cell office:value-type="string">
            <text:p>WHITE</text:p>
          </table:table-cell>
          <table:table-cell office:value-type="string">
            <text:p>Rossj-Bass Langhe</text:p>
          </table:table-cell>
          <table:table-cell office:value-type="string">
            <text:p>Gaja</text:p>
          </table:table-cell>
          <table:table-cell office:value-type="float" office:value="40.500477">
            <text:p>40.500477</text:p>
          </table:table-cell>
        </table:table-row>
        <table:table-row>
          <table:table-cell office:value-type="string"/>
          <table:table-cell office:value-type="float" office:value="213">
            <text:p>213</text:p>
          </table:table-cell>
          <table:table-cell office:value-type="string"/>
          <table:table-cell office:value-type="string">
            <text:p>gavi di gavi</text:p>
          </table:table-cell>
          <table:table-cell office:value-type="string">
            <text:p>Nicola Bergagl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.0">
            <text:p>2020.0</text:p>
          </table:table-cell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m412xccyqa93738axf</text:p>
          </table:table-cell>
          <table:table-cell office:value-type="string">
            <text:p>WHITE</text:p>
          </table:table-cell>
          <table:table-cell office:value-type="string">
            <text:p>Gavi del Comune di Gavi Rovereto</text:p>
          </table:table-cell>
          <table:table-cell office:value-type="string">
            <text:p>Nicola Bergaglio</text:p>
          </table:table-cell>
          <table:table-cell office:value-type="float" office:value="51.388622">
            <text:p>51.388622</text:p>
          </table:table-cell>
        </table:table-row>
        <table:table-row>
          <table:table-cell office:value-type="string"/>
          <table:table-cell office:value-type="float" office:value="216">
            <text:p>216</text:p>
          </table:table-cell>
          <table:table-cell office:value-type="string"/>
          <table:table-cell office:value-type="string">
            <text:p>verdicchio di jesi superiore massaccio</text:p>
          </table:table-cell>
          <table:table-cell office:value-type="string">
            <text:p>Tenute San Sis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.0">
            <text:p>2020.0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/>
          <table:table-cell office:value-type="string">
            <text:p>wine_01gzr4ksq1qykwetyb3dj5ystz</text:p>
          </table:table-cell>
          <table:table-cell office:value-type="string">
            <text:p>WHITE</text:p>
          </table:table-cell>
          <table:table-cell office:value-type="string">
            <text:p>Massacio Verdicchio dei Castelli di Jesi Classico Superiore</text:p>
          </table:table-cell>
          <table:table-cell office:value-type="string">
            <text:p>Tenute San Sisto</text:p>
          </table:table-cell>
          <table:table-cell office:value-type="float" office:value="56.572227">
            <text:p>56.572227</text:p>
          </table:table-cell>
        </table:table-row>
        <table:table-row>
          <table:table-cell office:value-type="string"/>
          <table:table-cell office:value-type="float" office:value="280">
            <text:p>280</text:p>
          </table:table-cell>
          <table:table-cell office:value-type="string"/>
          <table:table-cell office:value-type="string">
            <text:p>rosso bio animaversa</text:p>
          </table:table-cell>
          <table:table-cell office:value-type="string">
            <text:p>Montever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.0">
            <text:p>2016.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string">
            <text:p>wine_01gzr4kt10qc7jgh83x7ttneyz</text:p>
          </table:table-cell>
          <table:table-cell office:value-type="string">
            <text:p>RED</text:p>
          </table:table-cell>
          <table:table-cell office:value-type="string">
            <text:p>Animaversa Rosso</text:p>
          </table:table-cell>
          <table:table-cell office:value-type="string">
            <text:p>Monteversa</text:p>
          </table:table-cell>
          <table:table-cell office:value-type="float" office:value="45.521362">
            <text:p>45.521362</text:p>
          </table:table-cell>
        </table:table-row>
        <table:table-row>
          <table:table-cell office:value-type="string"/>
          <table:table-cell office:value-type="float" office:value="281">
            <text:p>281</text:p>
          </table:table-cell>
          <table:table-cell office:value-type="string"/>
          <table:table-cell office:value-type="string">
            <text:p>rosso bio animaversa</text:p>
          </table:table-cell>
          <table:table-cell office:value-type="string">
            <text:p>Montevers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.0">
            <text:p>2015.0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0qc7jgh83x7ttneyz</text:p>
          </table:table-cell>
          <table:table-cell office:value-type="string">
            <text:p>RED</text:p>
          </table:table-cell>
          <table:table-cell office:value-type="string">
            <text:p>Animaversa Rosso</text:p>
          </table:table-cell>
          <table:table-cell office:value-type="string">
            <text:p>Monteversa</text:p>
          </table:table-cell>
          <table:table-cell office:value-type="float" office:value="45.521362">
            <text:p>45.521362</text:p>
          </table:table-cell>
        </table:table-row>
        <table:table-row>
          <table:table-cell office:value-type="string"/>
          <table:table-cell office:value-type="float" office:value="282">
            <text:p>282</text:p>
          </table:table-cell>
          <table:table-cell office:value-type="string"/>
          <table:table-cell office:value-type="string">
            <text:p>rosso bio versacinto</text:p>
          </table:table-cell>
          <table:table-cell office:value-type="string">
            <text:p>Montever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.0">
            <text:p>2019.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string">
            <text:p>wine_01gzr4kt00c3esv9y0zbcb08ct</text:p>
          </table:table-cell>
          <table:table-cell office:value-type="string">
            <text:p>RED</text:p>
          </table:table-cell>
          <table:table-cell office:value-type="string">
            <text:p>Versacinto Rosso</text:p>
          </table:table-cell>
          <table:table-cell office:value-type="string">
            <text:p>Monteversa</text:p>
          </table:table-cell>
          <table:table-cell office:value-type="float" office:value="46.827522">
            <text:p>46.827522</text:p>
          </table:table-cell>
        </table:table-row>
        <table:table-row>
          <table:table-cell office:value-type="string"/>
          <table:table-cell office:value-type="float" office:value="819">
            <text:p>819</text:p>
          </table:table-cell>
          <table:table-cell office:value-type="string"/>
          <table:table-cell office:value-type="string">
            <text:p>sauternes</text:p>
          </table:table-cell>
          <table:table-cell office:value-type="string">
            <text:p>Chateau d’Yquem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0.0">
            <text:p>1990.0</text:p>
          </table:table-cell>
          <table:table-cell office:value-type="float" office:value="100000">
            <text:p>10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sd26n053njzs52q1crp</text:p>
          </table:table-cell>
          <table:table-cell office:value-type="string">
            <text:p>DESSERT</text:p>
          </table:table-cell>
          <table:table-cell office:value-type="string">
            <text:p>Sauternes</text:p>
          </table:table-cell>
          <table:table-cell office:value-type="string">
            <text:p>Château d'Yquem</text:p>
          </table:table-cell>
          <table:table-cell office:value-type="float" office:value="40.112442">
            <text:p>40.112442</text:p>
          </table:table-cell>
        </table:table-row>
        <table:table-row>
          <table:table-cell office:value-type="string"/>
          <table:table-cell office:value-type="float" office:value="820">
            <text:p>820</text:p>
          </table:table-cell>
          <table:table-cell office:value-type="string"/>
          <table:table-cell office:value-type="string">
            <text:p>sussenberg gruner veltriner</text:p>
          </table:table-cell>
          <table:table-cell office:value-type="string">
            <text:p>Nikolaihof Wach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.0">
            <text:p>1999.0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sxrw112p2xyzp422yqa</text:p>
          </table:table-cell>
          <table:table-cell office:value-type="string">
            <text:p>WHITE</text:p>
          </table:table-cell>
          <table:table-cell office:value-type="string">
            <text:p>Sussenberg Grüner Veltliner</text:p>
          </table:table-cell>
          <table:table-cell office:value-type="string">
            <text:p>Nikolaihof</text:p>
          </table:table-cell>
          <table:table-cell office:value-type="float" office:value="45.02675">
            <text:p>45.02675</text:p>
          </table:table-cell>
        </table:table-row>
        <table:table-row>
          <table:table-cell office:value-type="string"/>
          <table:table-cell office:value-type="float" office:value="821">
            <text:p>821</text:p>
          </table:table-cell>
          <table:table-cell office:value-type="string"/>
          <table:table-cell office:value-type="string">
            <text:p>trockenbeerenauslese</text:p>
          </table:table-cell>
          <table:table-cell office:value-type="string">
            <text:p>Nikolaihof Wach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1.0">
            <text:p>2001.0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gzr4ksxrsw8fv4jnz39yfssp</text:p>
          </table:table-cell>
          <table:table-cell office:value-type="string">
            <text:p>DESSERT</text:p>
          </table:table-cell>
          <table:table-cell office:value-type="string">
            <text:p>Trockenbeerenauslese</text:p>
          </table:table-cell>
          <table:table-cell office:value-type="string">
            <text:p>Nikolaihof</text:p>
          </table:table-cell>
          <table:table-cell office:value-type="float" office:value="33.791706">
            <text:p>33.791706</text:p>
          </table:table-cell>
        </table:table-row>
        <table:table-row>
          <table:table-cell office:value-type="string"/>
          <table:table-cell office:value-type="float" office:value="824">
            <text:p>824</text:p>
          </table:table-cell>
          <table:table-cell office:value-type="string"/>
          <table:table-cell office:value-type="string">
            <text:p>kerner "praepositus" passito</text:p>
          </table:table-cell>
          <table:table-cell office:value-type="string">
            <text:p>Abbazia di Novac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.0">
            <text:p>2020.0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string">
            <text:p>wine_01h0my5rbqghbxfyn67gef4skv</text:p>
          </table:table-cell>
          <table:table-cell office:value-type="string">
            <text:p>DESSERT</text:p>
          </table:table-cell>
          <table:table-cell office:value-type="string">
            <text:p>Praepositus Kerner Passito</text:p>
          </table:table-cell>
          <table:table-cell office:value-type="string">
            <text:p>Abbazia di Novacella (Stiftskellerei Neustift)</text:p>
          </table:table-cell>
          <table:table-cell office:value-type="float" office:value="49.824368">
            <text:p>49.824368</text:p>
          </table:table-cell>
        </table:table-row>
        <table:table-row>
          <table:table-cell office:value-type="string"/>
          <table:table-cell office:value-type="float" office:value="829">
            <text:p>829</text:p>
          </table:table-cell>
          <table:table-cell office:value-type="string"/>
          <table:table-cell office:value-type="string">
            <text:p>recioto della valpolicella</text:p>
          </table:table-cell>
          <table:table-cell office:value-type="string">
            <text:p>Brigalda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.0">
            <text:p>2016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tqj38q4f41mkzewxjca</text:p>
          </table:table-cell>
          <table:table-cell office:value-type="string">
            <text:p>DESSERT</text:p>
          </table:table-cell>
          <table:table-cell office:value-type="string">
            <text:p>Recioto della Valpolicella Classico</text:p>
          </table:table-cell>
          <table:table-cell office:value-type="string">
            <text:p>Brigaldara</text:p>
          </table:table-cell>
          <table:table-cell office:value-type="float" office:value="42.571457">
            <text:p>42.571457</text:p>
          </table:table-cell>
        </table:table-row>
        <table:table-row>
          <table:table-cell office:value-type="string"/>
          <table:table-cell office:value-type="float" office:value="832">
            <text:p>832</text:p>
          </table:table-cell>
          <table:table-cell office:value-type="string"/>
          <table:table-cell office:value-type="string">
            <text:p>recioto valpolicella “le salette"</text:p>
          </table:table-cell>
          <table:table-cell office:value-type="string">
            <text:p>Pergole Vece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16.0">
            <text:p>2016.0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00e5xp4w63xc7c6t5d</text:p>
          </table:table-cell>
          <table:table-cell office:value-type="string">
            <text:p>RED</text:p>
          </table:table-cell>
          <table:table-cell office:value-type="string">
            <text:p>Le Petit Vice Cabernet Sauvignon</text:p>
          </table:table-cell>
          <table:table-cell office:value-type="string">
            <text:p>Vice Versa</text:p>
          </table:table-cell>
          <table:table-cell office:value-type="float" office:value="19.228502">
            <text:p>19.228502</text:p>
          </table:table-cell>
        </table:table-row>
      </table:table>
      <table:table table:name="Manual (DO NOT TOUCH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</table:table-row>
        <table:table-row>
          <table:table-cell table:formula="of:=IF(ISBLANK([.B2]); &quot;&quot;; 1)"/>
          <table:table-cell office:value-type="string"/>
          <table:table-cell office:value-type="float" office:value="192">
            <text:p>192</text:p>
          </table:table-cell>
          <table:table-cell office:value-type="string"/>
          <table:table-cell office:value-type="string">
            <text:p>ribolla gialla</text:p>
          </table:table-cell>
          <table:table-cell office:value-type="string">
            <text:p>Loredan Gaspa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.0">
            <text:p>2022.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]); &quot;&quot;; 1)"/>
          <table:table-cell office:value-type="string"/>
          <table:table-cell office:value-type="float" office:value="206">
            <text:p>206</text:p>
          </table:table-cell>
          <table:table-cell office:value-type="string"/>
          <table:table-cell office:value-type="string">
            <text:p>capichera bianco igt</text:p>
          </table:table-cell>
          <table:table-cell office:value-type="string">
            <text:p>Capich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5.0">
            <text:p>2005.0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</table:table-row>
        <table:table-row>
          <table:table-cell table:formula="of:=IF(ISBLANK([.B4]); &quot;&quot;; 1)"/>
          <table:table-cell office:value-type="string"/>
          <table:table-cell office:value-type="float" office:value="217">
            <text:p>217</text:p>
          </table:table-cell>
          <table:table-cell office:value-type="string"/>
          <table:table-cell office:value-type="string">
            <text:p>pecorino santa maria</text:p>
          </table:table-cell>
          <table:table-cell office:value-type="string">
            <text:p>Vinicentan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.0">
            <text:p>2021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</table:table-row>
        <table:table-row>
          <table:table-cell table:formula="of:=IF(ISBLANK([.B5]); &quot;&quot;; 1)"/>
          <table:table-cell office:value-type="string"/>
          <table:table-cell office:value-type="float" office:value="828">
            <text:p>828</text:p>
          </table:table-cell>
          <table:table-cell office:value-type="string"/>
          <table:table-cell office:value-type="string">
            <text:p>recioto valpolicella “le salette"</text:p>
          </table:table-cell>
          <table:table-cell office:value-type="string">
            <text:p>Traversag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.0">
            <text:p>2016.0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